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 Narrow2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headline1">
      <style:graphic-properties draw:textarea-horizontal-align="justify" draw:textarea-vertical-align="middle" draw:auto-grow-height="false" fo:min-height="1.15cm" fo:min-width="3.9cm"/>
    </style:style>
    <style:style style:name="gr2" style:family="graphic" style:parent-style-name="headline1">
      <style:graphic-properties draw:textarea-horizontal-align="justify" draw:textarea-vertical-align="middle" draw:auto-grow-height="false" fo:min-height="1.1cm" fo:min-width="1.1cm"/>
    </style:style>
    <style:style style:name="gr3" style:family="graphic" style:parent-style-name="headline1">
      <style:graphic-properties draw:fill-color="#ffcccc" draw:textarea-horizontal-align="justify" draw:textarea-vertical-align="middle" draw:auto-grow-height="false" fo:min-height="0.651cm" fo:min-width="1.89cm"/>
    </style:style>
    <style:style style:name="gr4" style:family="graphic" style:parent-style-name="headline1">
      <style:graphic-properties draw:fill-color="#99cccc" draw:textarea-horizontal-align="justify" draw:textarea-vertical-align="middle" draw:auto-grow-height="false" fo:min-height="0.451cm" fo:min-width="1.326cm"/>
    </style:style>
    <style:style style:name="gr5" style:family="graphic" style:parent-style-name="headline1">
      <style:graphic-properties draw:fill-color="#ffcccc" draw:textarea-horizontal-align="justify" draw:textarea-vertical-align="middle" draw:auto-grow-height="false" fo:min-height="0.584cm" fo:min-width="4.13cm"/>
    </style:style>
    <style:style style:name="gr6" style:family="graphic" style:parent-style-name="headline1">
      <style:graphic-properties draw:fill-color="#ffcccc" draw:textarea-horizontal-align="justify" draw:textarea-vertical-align="middle" draw:auto-grow-height="false" fo:min-height="0.584cm" fo:min-width="3.02cm"/>
    </style:style>
    <style:style style:name="gr7" style:family="graphic" style:parent-style-name="headline1">
      <style:graphic-properties draw:fill-color="#ffcccc" draw:textarea-horizontal-align="justify" draw:textarea-vertical-align="middle" draw:auto-grow-height="false" fo:min-height="0.584cm" fo:min-width="2cm"/>
    </style:style>
    <style:style style:name="gr8" style:family="graphic" style:parent-style-name="headline1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headline1">
      <style:graphic-properties draw:fill-color="#99cccc" draw:textarea-horizontal-align="justify" draw:textarea-vertical-align="middle" draw:auto-grow-height="false" fo:min-height="0.451cm" fo:min-width="1.386cm"/>
    </style:style>
    <style:style style:name="gr11" style:family="graphic" style:parent-style-name="headline1">
      <style:graphic-properties draw:fill-color="#99cccc" draw:textarea-horizontal-align="justify" draw:textarea-vertical-align="middle" draw:auto-grow-height="false" fo:min-height="0.451cm" fo:min-width="2.908cm"/>
    </style:style>
    <style:style style:name="gr12" style:family="graphic" style:parent-style-name="text">
      <style:graphic-properties fo:min-height="0.488cm"/>
    </style:style>
    <style:style style:name="gr13" style:family="graphic" style:parent-style-name="text">
      <style:graphic-properties fo:min-height="0.65cm"/>
    </style:style>
    <style:style style:name="gr14" style:family="graphic" style:parent-style-name="headline1">
      <style:graphic-properties draw:fill-color="#99cccc" draw:textarea-horizontal-align="justify" draw:textarea-vertical-align="middle" draw:auto-grow-height="false" fo:min-height="0.451cm" fo:min-width="1.844cm"/>
    </style:style>
    <style:style style:name="gr15" style:family="graphic" style:parent-style-name="standard">
      <style:graphic-properties draw:fill-color="#99cccc" draw:textarea-horizontal-align="justify" draw:textarea-vertical-align="middle" draw:auto-grow-height="false" fo:min-height="0.738cm" fo:min-width="1.576cm"/>
    </style:style>
    <style:style style:name="gr16" style:family="graphic" style:parent-style-name="text">
      <style:graphic-properties fo:min-height="0.3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-color="#ffcccc"/>
      <style:paragraph-properties fo:text-align="center"/>
      <style:text-properties fo:font-size="10pt"/>
    </style:style>
    <style:style style:name="P4" style:family="paragraph">
      <loext:graphic-properties draw:fill-color="#99cccc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text-properties fo:font-size="10pt"/>
    </style:style>
    <style:style style:name="P7" style:family="paragraph">
      <loext:graphic-properties draw:fill-color="#99cccc"/>
      <style:paragraph-properties fo:text-align="center"/>
      <style:text-properties fo:font-size="10pt" style:font-size-asian="12pt" style:font-size-complex="12pt"/>
    </style:style>
    <style:style style:name="P8" style:family="paragraph">
      <loext:graphic-properties draw:fill-color="#99ccc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4cm" svg:height="1.4cm" svg:x="4.4cm" svg:y="4.6cm">
          <text:p text:style-name="P1"><text:span text:style-name="T1">SUBRUTINA</text:span></text:p>
          <text:p text:style-name="P1"><text:span text:style-name="T1">MATRIX-MULT (A,B,C,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4cm" svg:height="1.4cm" svg:x="4.4cm" svg:y="11.9cm">
          <text:p text:style-name="P1"><text:span text:style-name="T1">Se define el tamaño</text:span></text:p>
          <text:p text:style-name="P1"><text:span text:style-name="T1">de la matriz 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4.4cm" svg:height="1.4cm" svg:x="4.4cm" svg:y="14.1cm">
          <text:p text:style-name="P1"><text:span text:style-name="T1">Asignación de memoria</text:span></text:p>
          <text:p text:style-name="P1"><text:span text:style-name="T1">de la matriz 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3.2cm" svg:height="2.7cm" svg:x="5cm" svg:y="6.9cm">
          <text:p text:style-name="P1"><text:span text:style-name="T1">¿Dimen.</text:span></text:p>
          <text:p text:style-name="P1"><text:span text:style-name="T1">Cons-</text:span></text:p>
          <text:p text:style-name="P1"><text:span text:style-name="T1">isten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7" draw:id="id7" draw:layer="layout" svg:width="4cm" svg:height="0.9cm" svg:x="4.6cm" svg:y="16.5cm">
          <text:p text:style-name="P1"><text:span text:style-name="T1">i = 1 , n_a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xml:id="id8" draw:id="id8" draw:layer="layout" svg:width="4cm" svg:height="0.9cm" svg:x="4.6cm" svg:y="18.7cm">
          <text:p text:style-name="P1"><text:span text:style-name="T1">j = 1 , m_b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xml:id="id10" draw:id="id10" draw:layer="layout" svg:width="4cm" svg:height="0.9cm" svg:x="4.6cm" svg:y="22.3cm">
          <text:p text:style-name="P1"><text:span text:style-name="T1">k = 1 , m_a (=n_b) 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4" xml:id="id4" draw:id="id4" draw:layer="layout" svg:width="3cm" svg:height="0.7cm" svg:x="5.1cm" svg:y="10.4cm">
          <text:p text:style-name="P1"><text:span text:style-name="T1">l = 0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11" draw:id="id11" draw:layer="layout" svg:width="5cm" svg:height="0.9cm" svg:x="4.1cm" svg:y="24.29cm">
          <text:p text:style-name="P1"><text:span text:style-name="T1">suma = suma + A(i,k) * B(k,j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xml:id="id9" draw:id="id9" draw:layer="layout" svg:width="3.8cm" svg:height="0.9cm" svg:x="4.7cm" svg:y="20.626cm">
          <text:p text:style-name="P1"><text:span text:style-name="T1">suma = 0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xml:id="id12" draw:id="id12" draw:layer="layout" svg:width="2.7cm" svg:height="0.9cm" svg:x="10.3cm" svg:y="22.3cm">
          <text:p text:style-name="P1"><text:span text:style-name="T1">C(i,j) = sum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2" draw:layer="layout" svg:x1="6.6cm" svg:y1="6cm" svg:x2="6.6cm" svg:y2="6.9cm" draw:start-shape="id1" draw:start-glue-point="6" draw:end-shape="id2" draw:end-glue-point="4" svg:d="M6600 6000v900" svg:viewBox="0 0 1 901">
          <text:p/>
        </draw:connector>
        <draw:connector draw:style-name="gr9" draw:text-style-name="P5" draw:layer="layout" svg:x1="6.6cm" svg:y1="6cm" svg:x2="6.6cm" svg:y2="6.9cm" draw:start-shape="id1" draw:start-glue-point="6" draw:end-shape="id2" draw:end-glue-point="4" svg:d="M6600 6000v900" svg:viewBox="0 0 1 901">
          <text:p/>
        </draw:connector>
        <draw:connector draw:style-name="gr9" draw:text-style-name="P5" draw:layer="layout" svg:x1="8.2cm" svg:y1="8.25cm" svg:x2="12.31cm" svg:y2="8.25cm" draw:start-shape="id2" draw:start-glue-point="7" draw:end-shape="id3" draw:end-glue-point="6" svg:d="M8200 8250h4110" svg:viewBox="0 0 4111 1">
          <text:p/>
        </draw:connector>
        <draw:connector draw:style-name="gr9" draw:text-style-name="P5" draw:layer="layout" svg:x1="6.6cm" svg:y1="9.6cm" svg:x2="6.6cm" svg:y2="10.4cm" draw:start-shape="id2" draw:start-glue-point="6" draw:end-shape="id4" draw:end-glue-point="5" svg:d="M6600 9600v800" svg:viewBox="0 0 1 801">
          <text:p/>
        </draw:connector>
        <draw:connector draw:style-name="gr9" draw:text-style-name="P5" draw:layer="layout" svg:x1="6.6cm" svg:y1="11.1cm" svg:x2="6.6cm" svg:y2="11.9cm" draw:start-shape="id4" draw:start-glue-point="8" draw:end-shape="id5" draw:end-glue-point="4" svg:d="M6600 11100v800" svg:viewBox="0 0 1 801">
          <text:p/>
        </draw:connector>
        <draw:connector draw:style-name="gr9" draw:text-style-name="P5" draw:layer="layout" svg:x1="6.6cm" svg:y1="13.3cm" svg:x2="6.6cm" svg:y2="14.1cm" draw:start-shape="id5" draw:start-glue-point="6" draw:end-shape="id6" draw:end-glue-point="4" svg:d="M6600 13300v800" svg:viewBox="0 0 1 801">
          <text:p/>
        </draw:connector>
        <draw:connector draw:style-name="gr9" draw:text-style-name="P5" draw:layer="layout" svg:x1="6.6cm" svg:y1="15.5cm" svg:x2="6.6cm" svg:y2="16.5cm" draw:start-shape="id6" draw:start-glue-point="6" draw:end-shape="id7" draw:end-glue-point="4" svg:d="M6600 15500v1000" svg:viewBox="0 0 1 1001">
          <text:p/>
        </draw:connector>
        <draw:connector draw:style-name="gr9" draw:text-style-name="P5" draw:layer="layout" svg:x1="6.6cm" svg:y1="17.4cm" svg:x2="6.6cm" svg:y2="18.7cm" draw:start-shape="id7" draw:start-glue-point="6" draw:end-shape="id8" draw:end-glue-point="4" svg:d="M6600 17400v1300" svg:viewBox="0 0 1 1301">
          <text:p/>
        </draw:connector>
        <draw:connector draw:style-name="gr9" draw:text-style-name="P5" draw:layer="layout" svg:x1="6.6cm" svg:y1="19.6cm" svg:x2="6.6cm" svg:y2="20.626cm" draw:start-shape="id8" draw:start-glue-point="6" draw:end-shape="id9" draw:end-glue-point="4" svg:d="M6600 19600v1026" svg:viewBox="0 0 1 1027">
          <text:p/>
        </draw:connector>
        <draw:connector draw:style-name="gr9" draw:text-style-name="P5" draw:layer="layout" svg:x1="6.6cm" svg:y1="21.526cm" svg:x2="6.6cm" svg:y2="22.3cm" draw:start-shape="id9" draw:start-glue-point="6" draw:end-shape="id10" draw:end-glue-point="4" svg:d="M6600 21526v774" svg:viewBox="0 0 1 775">
          <text:p/>
        </draw:connector>
        <draw:connector draw:style-name="gr9" draw:text-style-name="P5" draw:layer="layout" svg:x1="6.6cm" svg:y1="23.2cm" svg:x2="6.6cm" svg:y2="24.29cm" draw:start-shape="id10" draw:start-glue-point="6" draw:end-shape="id11" draw:end-glue-point="4" svg:d="M6600 23200v1090" svg:viewBox="0 0 1 1091">
          <text:p/>
        </draw:connector>
        <draw:connector draw:style-name="gr9" draw:text-style-name="P5" draw:layer="layout" svg:x1="6.6cm" svg:y1="25.19cm" svg:x2="4.6cm" svg:y2="22.75cm" draw:start-shape="id11" draw:start-glue-point="6" draw:end-shape="id10" draw:end-glue-point="5" svg:d="M6600 25190v501h-3000v-2941h1000" svg:viewBox="0 0 3001 2942">
          <text:p/>
        </draw:connector>
        <draw:connector draw:style-name="gr9" draw:text-style-name="P5" draw:layer="layout" svg:x1="8.6cm" svg:y1="22.75cm" svg:x2="10.3cm" svg:y2="22.75cm" draw:start-shape="id10" draw:start-glue-point="7" draw:end-shape="id12" draw:end-glue-point="5" svg:d="M8600 22750h1700" svg:viewBox="0 0 1701 1">
          <text:p/>
        </draw:connector>
        <draw:connector draw:style-name="gr9" draw:text-style-name="P5" draw:layer="layout" draw:line-skew="2.299cm -1.4cm" svg:x1="11.65cm" svg:y1="23.2cm" svg:x2="4.6cm" svg:y2="19.15cm" draw:start-shape="id12" draw:start-glue-point="6" draw:end-shape="id8" draw:end-glue-point="5" svg:d="M11650 23200v2800h-8950v-6850h1900" svg:viewBox="0 0 8951 6851">
          <text:p/>
        </draw:connector>
        <draw:connector draw:style-name="gr9" draw:text-style-name="P5" draw:layer="layout" draw:line-skew="4.498cm 8.249cm -2.2cm" svg:x1="8.6cm" svg:y1="19.15cm" svg:x2="4.6cm" svg:y2="16.95cm" draw:start-shape="id8" draw:start-glue-point="7" draw:end-shape="id7" draw:end-glue-point="5" svg:d="M8600 19150h4999v7150h-11699v-9350h2700" svg:viewBox="0 0 11700 9351">
          <text:p/>
        </draw:connector>
        <draw:custom-shape draw:style-name="gr10" draw:text-style-name="P4" xml:id="id3" draw:id="id3" draw:layer="layout" svg:width="3.1cm" svg:height="0.7cm" svg:x="12cm" svg:y="7.9cm">
          <text:p text:style-name="P1"><text:span text:style-name="T1">l =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4" xml:id="id13" draw:id="id13" draw:layer="layout" svg:width="5.6cm" svg:height="0.7cm" svg:x="10.2cm" svg:y="16.6cm">
          <text:p text:style-name="P1"><text:span text:style-name="T1">C( 1 : n_a , 1 : m_b 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5" draw:layer="layout" svg:x1="8.6cm" svg:y1="16.95cm" svg:x2="10.2cm" svg:y2="16.95cm" draw:start-shape="id7" draw:start-glue-point="7" draw:end-shape="id13" draw:end-glue-point="3" svg:d="M8600 16950h1600" svg:viewBox="0 0 1601 1">
          <text:p/>
        </draw:connector>
        <draw:frame draw:style-name="gr12" draw:text-style-name="P6" draw:layer="layout" svg:width="1.6cm" svg:height="0.738cm" svg:x="6.5cm" svg:y="17.3cm">
          <draw:text-box>
            <text:p><text:span text:style-name="T2">i &lt; n_a</text:span></text:p>
          </draw:text-box>
        </draw:frame>
        <draw:frame draw:style-name="gr12" draw:text-style-name="P6" draw:layer="layout" svg:width="1.7cm" svg:height="0.738cm" svg:x="6.6cm" svg:y="19.462cm">
          <draw:text-box>
            <text:p><text:span text:style-name="T2">j &lt; </text:span><text:span text:style-name="T2">m_</text:span><text:span text:style-name="T2">b</text:span></text:p>
          </draw:text-box>
        </draw:frame>
        <draw:frame draw:style-name="gr13" draw:text-style-name="P6" draw:layer="layout" svg:width="2cm" svg:height="0.9cm" svg:x="6.5cm" svg:y="23.1cm">
          <draw:text-box>
            <text:p><text:span text:style-name="T2">k &lt; m_a</text:span></text:p>
          </draw:text-box>
        </draw:frame>
        <draw:custom-shape draw:style-name="gr14" draw:text-style-name="P7" xml:id="id14" draw:id="id14" draw:layer="layout" svg:width="3.852cm" svg:height="0.7cm" svg:x="2.048cm" svg:y="2.4cm">
          <text:p text:style-name="P1"><text:span text:style-name="T2">A( n_a , m_a 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4" xml:id="id15" draw:id="id15" draw:layer="layout" svg:width="3.852cm" svg:height="0.7cm" svg:x="7.2cm" svg:y="2.4cm">
          <text:p text:style-name="P1"><text:span text:style-name="T1">B( n_b , m_b 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5" draw:layer="layout" svg:x1="3.974cm" svg:y1="3.1cm" svg:x2="6.6cm" svg:y2="4.6cm" draw:start-shape="id14" draw:start-glue-point="8" draw:end-shape="id1" draw:end-glue-point="4" svg:d="M3974 3100v751h2626v749" svg:viewBox="0 0 2627 1501">
          <text:p/>
        </draw:connector>
        <draw:connector draw:style-name="gr9" draw:text-style-name="P5" draw:layer="layout" svg:x1="8.734cm" svg:y1="3.1cm" svg:x2="6.6cm" svg:y2="4.6cm" draw:start-shape="id15" draw:start-glue-point="7" draw:end-shape="id1" draw:end-glue-point="4" svg:d="M8734 3100v751h-2134v749" svg:viewBox="0 0 2135 1501">
          <text:p/>
        </draw:connector>
        <draw:custom-shape draw:style-name="gr15" draw:text-style-name="P8" xml:id="id16" draw:id="id16" draw:layer="layout" svg:width="2.3cm" svg:height="1.4cm" svg:x="12.4cm" svg:y="11.9cm">
          <text:p text:style-name="P1"><text:span text:style-name="T3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9" draw:layer="layout" svg:x1="13.55cm" svg:y1="8.6cm" svg:x2="13.55cm" svg:y2="11.9cm" draw:start-shape="id3" draw:start-glue-point="8" draw:end-shape="id16" draw:end-glue-point="4" svg:d="M13550 8600v3300" svg:viewBox="0 0 1 3301">
          <text:p/>
        </draw:connector>
        <draw:connector draw:style-name="gr9" draw:text-style-name="P9" draw:layer="layout" svg:x1="13.56cm" svg:y1="16.6cm" svg:x2="13.55cm" svg:y2="13.3cm" draw:start-shape="id13" draw:start-glue-point="4" draw:end-shape="id16" draw:end-glue-point="2" svg:d="M13560 16600v-1649h-10v-1651" svg:viewBox="0 0 11 3301">
          <text:p/>
        </draw:connector>
        <draw:frame draw:style-name="gr16" draw:text-style-name="P6" draw:layer="layout" svg:width="2.3cm" svg:height="0.657cm" svg:x="8cm" svg:y="8.3cm">
          <draw:text-box>
            <text:p><text:span text:style-name="T2">m_a ≠ n_b</text:span></text:p>
          </draw:text-box>
        </draw:frame>
        <draw:frame draw:style-name="gr16" draw:text-style-name="P6" draw:layer="layout" svg:width="2.3cm" svg:height="0.657cm" svg:x="6.6cm" svg:y="9.443cm">
          <draw:text-box>
            <text:p><text:span text:style-name="T2">m_a = </text:span><text:span text:style-name="T2">n_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 Narrow2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Liberation Sans Narrow2" fo:font-family="'Liberation Sans Narrow'" style:font-style-name="Normal" style:font-family-generic="swiss" style:font-pitch="variable"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1" draw:fill="solid" draw:fill-color="#ccff99" draw:fill-gradient-name="Gradient_20_2" draw:fill-hatch-name="Hatching_20_91" draw:fill-image-name="Bitmap_20_1" draw:fill-image-width="0cm" draw:fill-image-height="0cm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00:14:14.692962077</meta:creation-date>
    <dc:date>2017-11-19T23:10:41.278232816</dc:date>
    <meta:editing-duration>PT33M29S</meta:editing-duration>
    <meta:editing-cycles>7</meta:editing-cycles>
    <meta:generator>LibreOffice/5.1.6.2$Linux_X86_64 LibreOffice_project/10m0$Build-2</meta:generator>
    <meta:document-statistic meta:object-count="41"/>
  </office:meta>
</office:document-meta>
</file>